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Fuel System Data">
        <table:table-row>
          <table:table-cell office:value-type="string">
            <text:p>Time</text:p>
          </table:table-cell>
          <table:table-cell office:value-type="string">
            <text:p>Fuel Pressure</text:p>
          </table:table-cell>
          <table:table-cell office:value-type="string">
            <text:p>Short Term Fuel Trim (STFT) 1</text:p>
          </table:table-cell>
          <table:table-cell office:value-type="string">
            <text:p>Long Term Fuel Trim (LTFT) 1</text:p>
          </table:table-cell>
          <table:table-cell office:value-type="string">
            <text:p>Short Term Fuel Trim (STFT) 2</text:p>
          </table:table-cell>
          <table:table-cell office:value-type="string">
            <text:p>Long Term Trim (LTFT) 2</text:p>
          </table:table-cell>
          <table:table-cell office:value-type="string">
            <text:p>Fuel Status</text:p>
          </table:table-cell>
        </table:table-row>
        <table:table-row>
          <table:table-cell office:value-type="string">
            <text:p>16:37:08</text:p>
          </table:table-cell>
          <table:table-cell office:value-type="string">
            <text:p>-</text:p>
          </table:table-cell>
          <table:table-cell office:value="5.46875" office:value-type="float">
            <text:p>5.4687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12</text:p>
          </table:table-cell>
          <table:table-cell office:value-type="string">
            <text:p>-</text:p>
          </table:table-cell>
          <table:table-cell office:value="5.46875" office:value-type="float">
            <text:p>5.4687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16</text:p>
          </table:table-cell>
          <table:table-cell office:value-type="string">
            <text:p>-</text:p>
          </table:table-cell>
          <table:table-cell office:value="5.46875" office:value-type="float">
            <text:p>5.4687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20</text:p>
          </table:table-cell>
          <table:table-cell office:value-type="string">
            <text:p>-</text:p>
          </table:table-cell>
          <table:table-cell office:value="4.6875" office:value-type="float">
            <text:p>4.687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24</text:p>
          </table:table-cell>
          <table:table-cell office:value-type="string">
            <text:p>-</text:p>
          </table:table-cell>
          <table:table-cell office:value="4.6875" office:value-type="float">
            <text:p>4.687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28</text:p>
          </table:table-cell>
          <table:table-cell office:value-type="string">
            <text:p>-</text:p>
          </table:table-cell>
          <table:table-cell office:value="5.46875" office:value-type="float">
            <text:p>5.4687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32</text:p>
          </table:table-cell>
          <table:table-cell office:value-type="string">
            <text:p>-</text:p>
          </table:table-cell>
          <table:table-cell office:value="8.59375" office:value-type="float">
            <text:p>8.5937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36</text:p>
          </table:table-cell>
          <table:table-cell office:value-type="string">
            <text:p>-</text:p>
          </table:table-cell>
          <table:table-cell office:value="7.03125" office:value-type="float">
            <text:p>7.0312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41</text:p>
          </table:table-cell>
          <table:table-cell office:value-type="string">
            <text:p>-</text:p>
          </table:table-cell>
          <table:table-cell office:value="0.78125" office:value-type="float">
            <text:p>0.781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46</text:p>
          </table:table-cell>
          <table:table-cell office:value-type="string">
            <text:p>-</text:p>
          </table:table-cell>
          <table:table-cell office:value="7.03125" office:value-type="float">
            <text:p>7.0312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51</text:p>
          </table:table-cell>
          <table:table-cell office:value-type="string">
            <text:p>-</text:p>
          </table:table-cell>
          <table:table-cell office:value="7.03125" office:value-type="float">
            <text:p>7.031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55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7:59</text:p>
          </table:table-cell>
          <table:table-cell office:value-type="string">
            <text:p>-</text:p>
          </table:table-cell>
          <table:table-cell office:value="4.6875" office:value-type="float">
            <text:p>4.687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04</text:p>
          </table:table-cell>
          <table:table-cell office:value-type="string">
            <text:p>-</text:p>
          </table:table-cell>
          <table:table-cell office:value="3.90625" office:value-type="float">
            <text:p>3.906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09</text:p>
          </table:table-cell>
          <table:table-cell office:value-type="string">
            <text:p>-</text:p>
          </table:table-cell>
          <table:table-cell office:value="5.46875" office:value-type="float">
            <text:p>5.4687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15</text:p>
          </table:table-cell>
          <table:table-cell office:value-type="string">
            <text:p>-</text:p>
          </table:table-cell>
          <table:table-cell office:value="2.34375" office:value-type="float">
            <text:p>2.3437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20</text:p>
          </table:table-cell>
          <table:table-cell office:value-type="string">
            <text:p>-</text:p>
          </table:table-cell>
          <table:table-cell office:value="7.8125" office:value-type="float">
            <text:p>7.81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26</text:p>
          </table:table-cell>
          <table:table-cell office:value-type="string">
            <text:p>-</text:p>
          </table:table-cell>
          <table:table-cell office:value="4.6875" office:value-type="float">
            <text:p>4.687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31</text:p>
          </table:table-cell>
          <table:table-cell office:value-type="string">
            <text:p>-</text:p>
          </table:table-cell>
          <table:table-cell office:value="6.25" office:value-type="float">
            <text:p>6.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35</text:p>
          </table:table-cell>
          <table:table-cell office:value-type="string">
            <text:p>-</text:p>
          </table:table-cell>
          <table:table-cell office:value="4.6875" office:value-type="float">
            <text:p>4.687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40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46</text:p>
          </table:table-cell>
          <table:table-cell office:value-type="string">
            <text:p>-</text:p>
          </table:table-cell>
          <table:table-cell office:value="6.25" office:value-type="float">
            <text:p>6.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51</text:p>
          </table:table-cell>
          <table:table-cell office:value-type="string">
            <text:p>-</text:p>
          </table:table-cell>
          <table:table-cell office:value="3.125" office:value-type="float">
            <text:p>3.1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8:57</text:p>
          </table:table-cell>
          <table:table-cell office:value-type="string">
            <text:p>-</text:p>
          </table:table-cell>
          <table:table-cell office:value="7.8125" office:value-type="float">
            <text:p>7.81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03</text:p>
          </table:table-cell>
          <table:table-cell office:value-type="string">
            <text:p>-</text:p>
          </table:table-cell>
          <table:table-cell office:value="6.25" office:value-type="float">
            <text:p>6.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08</text:p>
          </table:table-cell>
          <table:table-cell office:value-type="string">
            <text:p>-</text:p>
          </table:table-cell>
          <table:table-cell office:value="6.25" office:value-type="float">
            <text:p>6.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13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20</text:p>
          </table:table-cell>
          <table:table-cell office:value-type="string">
            <text:p>-</text:p>
          </table:table-cell>
          <table:table-cell office:value="4.6875" office:value-type="float">
            <text:p>4.687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26</text:p>
          </table:table-cell>
          <table:table-cell office:value-type="string">
            <text:p>-</text:p>
          </table:table-cell>
          <table:table-cell office:value="0.78125" office:value-type="float">
            <text:p>0.781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31</text:p>
          </table:table-cell>
          <table:table-cell office:value-type="string">
            <text:p>-</text:p>
          </table:table-cell>
          <table:table-cell office:value="7.03125" office:value-type="float">
            <text:p>7.03125</text:p>
          </table:table-cell>
          <table:table-cell office:value="5.46875" office:value-type="float">
            <text:p>5.4687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37</text:p>
          </table:table-cell>
          <table:table-cell office:value-type="string">
            <text:p>-</text:p>
          </table:table-cell>
          <table:table-cell office:value="6.25" office:value-type="float">
            <text:p>6.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43</text:p>
          </table:table-cell>
          <table:table-cell office:value-type="string">
            <text:p>-</text:p>
          </table:table-cell>
          <table:table-cell office:value="-0.78125" office:value-type="float">
            <text:p>-0.781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49</text:p>
          </table:table-cell>
          <table:table-cell office:value-type="string">
            <text:p>-</text:p>
          </table:table-cell>
          <table:table-cell office:value="6.25" office:value-type="float">
            <text:p>6.25</text:p>
          </table:table-cell>
          <table:table-cell office:value="6.25" office:value-type="float">
            <text:p>6.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6:39:55</text:p>
          </table:table-cell>
          <table:table-cell office:value-type="string">
            <text:p>-</text:p>
          </table:table-cell>
          <table:table-cell office:value="1.5625" office:value-type="float">
            <text:p>1.5625</text:p>
          </table:table-cell>
          <table:table-cell office:value="6.25" office:value-type="float">
            <text:p>6.25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-type="string">
            <text:p>Closed loop, using oxygen sensor feedback to determine fuel mix</text:p>
          </table:table-cell>
        </table:table-row>
      </table:table>
      <table:table table:name="General Data">
        <table:table-row>
          <table:table-cell office:value-type="string">
            <text:p>Time</text:p>
          </table:table-cell>
          <table:table-cell office:value-type="string">
            <text:p>MPH</text:p>
          </table:table-cell>
          <table:table-cell office:value-type="string">
            <text:p>RPM</text:p>
          </table:table-cell>
          <table:table-cell office:value-type="string">
            <text:p>Engine Temp(F)</text:p>
          </table:table-cell>
          <table:table-cell office:value-type="string">
            <text:p>Engine Load(%)</text:p>
          </table:table-cell>
          <table:table-cell office:value-type="string">
            <text:p>Throttle Position</text:p>
          </table:table-cell>
          <table:table-cell office:value-type="string">
            <text:p>MAP</text:p>
          </table:table-cell>
          <table:table-cell office:value-type="string">
            <text:p>Intake Air Temp(F)</text:p>
          </table:table-cell>
        </table:table-row>
        <table:table-row>
          <table:table-cell office:value-type="string">
            <text:p>16:37:08</text:p>
          </table:table-cell>
          <table:table-cell office:value="0" office:value-type="float">
            <text:p/>
          </table:table-cell>
          <table:table-cell office:value="680" office:value-type="float">
            <text:p>680</text:p>
          </table:table-cell>
          <table:table-cell office:value="190.4" office:value-type="float">
            <text:p>190.4</text:p>
          </table:table-cell>
          <table:table-cell office:value="41.2" office:value-type="float">
            <text:p>41.2</text:p>
          </table:table-cell>
          <table:table-cell office:value="16.1" office:value-type="float">
            <text:p>16.1</text:p>
          </table:table-cell>
          <table:table-cell office:value="42" office:value-type="float">
            <text:p>42</text:p>
          </table:table-cell>
          <table:table-cell office:value="106" office:value-type="float">
            <text:p>106</text:p>
          </table:table-cell>
        </table:table-row>
        <table:table-row>
          <table:table-cell office:value-type="string">
            <text:p>16:37:12</text:p>
          </table:table-cell>
          <table:table-cell office:value="0" office:value-type="float">
            <text:p/>
          </table:table-cell>
          <table:table-cell office:value="688" office:value-type="float">
            <text:p>688</text:p>
          </table:table-cell>
          <table:table-cell office:value="190.4" office:value-type="float">
            <text:p>190.4</text:p>
          </table:table-cell>
          <table:table-cell office:value="42" office:value-type="float">
            <text:p>42</text:p>
          </table:table-cell>
          <table:table-cell office:value="16.1" office:value-type="float">
            <text:p>16.1</text:p>
          </table:table-cell>
          <table:table-cell office:value="46" office:value-type="float">
            <text:p>46</text:p>
          </table:table-cell>
          <table:table-cell office:value="106" office:value-type="float">
            <text:p>106</text:p>
          </table:table-cell>
        </table:table-row>
        <table:table-row>
          <table:table-cell office:value-type="string">
            <text:p>16:37:16</text:p>
          </table:table-cell>
          <table:table-cell office:value="2.5" office:value-type="float">
            <text:p>2.5</text:p>
          </table:table-cell>
          <table:table-cell office:value="714" office:value-type="float">
            <text:p>714</text:p>
          </table:table-cell>
          <table:table-cell office:value="190.4" office:value-type="float">
            <text:p>190.4</text:p>
          </table:table-cell>
          <table:table-cell office:value="42" office:value-type="float">
            <text:p>42</text:p>
          </table:table-cell>
          <table:table-cell office:value="16.5" office:value-type="float">
            <text:p>16.5</text:p>
          </table:table-cell>
          <table:table-cell office:value="41" office:value-type="float">
            <text:p>41</text:p>
          </table:table-cell>
          <table:table-cell office:value="106" office:value-type="float">
            <text:p>106</text:p>
          </table:table-cell>
        </table:table-row>
        <table:table-row>
          <table:table-cell office:value-type="string">
            <text:p>16:37:20</text:p>
          </table:table-cell>
          <table:table-cell office:value="4.3" office:value-type="float">
            <text:p>4.3</text:p>
          </table:table-cell>
          <table:table-cell office:value="798" office:value-type="float">
            <text:p>798</text:p>
          </table:table-cell>
          <table:table-cell office:value="190.4" office:value-type="float">
            <text:p>190.4</text:p>
          </table:table-cell>
          <table:table-cell office:value="38" office:value-type="float">
            <text:p>38</text:p>
          </table:table-cell>
          <table:table-cell office:value="16.5" office:value-type="float">
            <text:p>16.5</text:p>
          </table:table-cell>
          <table:table-cell office:value="38" office:value-type="float">
            <text:p>38</text:p>
          </table:table-cell>
          <table:table-cell office:value="106" office:value-type="float">
            <text:p>106</text:p>
          </table:table-cell>
        </table:table-row>
        <table:table-row>
          <table:table-cell office:value-type="string">
            <text:p>16:37:24</text:p>
          </table:table-cell>
          <table:table-cell office:value="5.6" office:value-type="float">
            <text:p>5.6</text:p>
          </table:table-cell>
          <table:table-cell office:value="906" office:value-type="float">
            <text:p>906</text:p>
          </table:table-cell>
          <table:table-cell office:value="190.4" office:value-type="float">
            <text:p>190.4</text:p>
          </table:table-cell>
          <table:table-cell office:value="32.9" office:value-type="float">
            <text:p>32.9</text:p>
          </table:table-cell>
          <table:table-cell office:value="16.1" office:value-type="float">
            <text:p>16.1</text:p>
          </table:table-cell>
          <table:table-cell office:value="36" office:value-type="float">
            <text:p>36</text:p>
          </table:table-cell>
          <table:table-cell office:value="106" office:value-type="float">
            <text:p>106</text:p>
          </table:table-cell>
        </table:table-row>
        <table:table-row>
          <table:table-cell office:value-type="string">
            <text:p>16:37:28</text:p>
          </table:table-cell>
          <table:table-cell office:value="2.5" office:value-type="float">
            <text:p>2.5</text:p>
          </table:table-cell>
          <table:table-cell office:value="737" office:value-type="float">
            <text:p>737</text:p>
          </table:table-cell>
          <table:table-cell office:value="190.4" office:value-type="float">
            <text:p>190.4</text:p>
          </table:table-cell>
          <table:table-cell office:value="46.3" office:value-type="float">
            <text:p>46.3</text:p>
          </table:table-cell>
          <table:table-cell office:value="18.4" office:value-type="float">
            <text:p>18.4</text:p>
          </table:table-cell>
          <table:table-cell office:value="46" office:value-type="float">
            <text:p>46</text:p>
          </table:table-cell>
          <table:table-cell office:value="106" office:value-type="float">
            <text:p>106</text:p>
          </table:table-cell>
        </table:table-row>
        <table:table-row>
          <table:table-cell office:value-type="string">
            <text:p>16:37:32</text:p>
          </table:table-cell>
          <table:table-cell office:value="9.9" office:value-type="float">
            <text:p>9.9</text:p>
          </table:table-cell>
          <table:table-cell office:value="1937" office:value-type="float">
            <text:p>1937</text:p>
          </table:table-cell>
          <table:table-cell office:value="190.4" office:value-type="float">
            <text:p>190.4</text:p>
          </table:table-cell>
          <table:table-cell office:value="54.5" office:value-type="float">
            <text:p>54.5</text:p>
          </table:table-cell>
          <table:table-cell office:value="23.5" office:value-type="float">
            <text:p>23.5</text:p>
          </table:table-cell>
          <table:table-cell office:value="50" office:value-type="float">
            <text:p>50</text:p>
          </table:table-cell>
          <table:table-cell office:value="106" office:value-type="float">
            <text:p>106</text:p>
          </table:table-cell>
        </table:table-row>
        <table:table-row>
          <table:table-cell office:value-type="string">
            <text:p>16:37:36</text:p>
          </table:table-cell>
          <table:table-cell office:value="19.9" office:value-type="float">
            <text:p>19.9</text:p>
          </table:table-cell>
          <table:table-cell office:value="1946" office:value-type="float">
            <text:p>1946</text:p>
          </table:table-cell>
          <table:table-cell office:value="188.6" office:value-type="float">
            <text:p>188.6</text:p>
          </table:table-cell>
          <table:table-cell office:value="38.8" office:value-type="float">
            <text:p>38.8</text:p>
          </table:table-cell>
          <table:table-cell office:value="19.6" office:value-type="float">
            <text:p>19.6</text:p>
          </table:table-cell>
          <table:table-cell office:value="29" office:value-type="float">
            <text:p>29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7:41</text:p>
          </table:table-cell>
          <table:table-cell office:value="19.9" office:value-type="float">
            <text:p>19.9</text:p>
          </table:table-cell>
          <table:table-cell office:value="1234" office:value-type="float">
            <text:p>1234</text:p>
          </table:table-cell>
          <table:table-cell office:value="188.6" office:value-type="float">
            <text:p>188.6</text:p>
          </table:table-cell>
          <table:table-cell office:value="27.1" office:value-type="float">
            <text:p>27.1</text:p>
          </table:table-cell>
          <table:table-cell office:value="16.5" office:value-type="float">
            <text:p>16.5</text:p>
          </table:table-cell>
          <table:table-cell office:value="29" office:value-type="float">
            <text:p>29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7:46</text:p>
          </table:table-cell>
          <table:table-cell office:value="19.9" office:value-type="float">
            <text:p>19.9</text:p>
          </table:table-cell>
          <table:table-cell office:value="1438" office:value-type="float">
            <text:p>1438</text:p>
          </table:table-cell>
          <table:table-cell office:value="188.6" office:value-type="float">
            <text:p>188.6</text:p>
          </table:table-cell>
          <table:table-cell office:value="45.9" office:value-type="float">
            <text:p>45.9</text:p>
          </table:table-cell>
          <table:table-cell office:value="20" office:value-type="float">
            <text:p>20</text:p>
          </table:table-cell>
          <table:table-cell office:value="52" office:value-type="float">
            <text:p>52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7:51</text:p>
          </table:table-cell>
          <table:table-cell office:value="24.2" office:value-type="float">
            <text:p>24.2</text:p>
          </table:table-cell>
          <table:table-cell office:value="1517" office:value-type="float">
            <text:p>1517</text:p>
          </table:table-cell>
          <table:table-cell office:value="188.6" office:value-type="float">
            <text:p>188.6</text:p>
          </table:table-cell>
          <table:table-cell office:value="40.4" office:value-type="float">
            <text:p>40.4</text:p>
          </table:table-cell>
          <table:table-cell office:value="18.8" office:value-type="float">
            <text:p>18.8</text:p>
          </table:table-cell>
          <table:table-cell office:value="37" office:value-type="float">
            <text:p>37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7:55</text:p>
          </table:table-cell>
          <table:table-cell office:value="24.2" office:value-type="float">
            <text:p>24.2</text:p>
          </table:table-cell>
          <table:table-cell office:value="1299" office:value-type="float">
            <text:p>1299</text:p>
          </table:table-cell>
          <table:table-cell office:value="188.6" office:value-type="float">
            <text:p>188.6</text:p>
          </table:table-cell>
          <table:table-cell office:value="25.1" office:value-type="float">
            <text:p>25.1</text:p>
          </table:table-cell>
          <table:table-cell office:value="16.5" office:value-type="float">
            <text:p>16.5</text:p>
          </table:table-cell>
          <table:table-cell office:value="26" office:value-type="float">
            <text:p>26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7:59</text:p>
          </table:table-cell>
          <table:table-cell office:value="19.3" office:value-type="float">
            <text:p>19.3</text:p>
          </table:table-cell>
          <table:table-cell office:value="1031" office:value-type="float">
            <text:p>1031</text:p>
          </table:table-cell>
          <table:table-cell office:value="186.8" office:value-type="float">
            <text:p>186.8</text:p>
          </table:table-cell>
          <table:table-cell office:value="29.8" office:value-type="float">
            <text:p>29.8</text:p>
          </table:table-cell>
          <table:table-cell office:value="16.1" office:value-type="float">
            <text:p>16.1</text:p>
          </table:table-cell>
          <table:table-cell office:value="32" office:value-type="float">
            <text:p>32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8:04</text:p>
          </table:table-cell>
          <table:table-cell office:value="8.7" office:value-type="float">
            <text:p>8.7</text:p>
          </table:table-cell>
          <table:table-cell office:value="1321" office:value-type="float">
            <text:p>1321</text:p>
          </table:table-cell>
          <table:table-cell office:value="186.8" office:value-type="float">
            <text:p>186.8</text:p>
          </table:table-cell>
          <table:table-cell office:value="42.4" office:value-type="float">
            <text:p>42.4</text:p>
          </table:table-cell>
          <table:table-cell office:value="21.6" office:value-type="float">
            <text:p>21.6</text:p>
          </table:table-cell>
          <table:table-cell office:value="55" office:value-type="float">
            <text:p>55</text:p>
          </table:table-cell>
          <table:table-cell office:value="106" office:value-type="float">
            <text:p>106</text:p>
          </table:table-cell>
        </table:table-row>
        <table:table-row>
          <table:table-cell office:value-type="string">
            <text:p>16:38:09</text:p>
          </table:table-cell>
          <table:table-cell office:value="16.8" office:value-type="float">
            <text:p>16.8</text:p>
          </table:table-cell>
          <table:table-cell office:value="1871" office:value-type="float">
            <text:p>1871</text:p>
          </table:table-cell>
          <table:table-cell office:value="185" office:value-type="float">
            <text:p>185</text:p>
          </table:table-cell>
          <table:table-cell office:value="54.9" office:value-type="float">
            <text:p>54.9</text:p>
          </table:table-cell>
          <table:table-cell office:value="23.1" office:value-type="float">
            <text:p>23.1</text:p>
          </table:table-cell>
          <table:table-cell office:value="42" office:value-type="float">
            <text:p>42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8:15</text:p>
          </table:table-cell>
          <table:table-cell office:value="18.6" office:value-type="float">
            <text:p>18.6</text:p>
          </table:table-cell>
          <table:table-cell office:value="1266" office:value-type="float">
            <text:p>1266</text:p>
          </table:table-cell>
          <table:table-cell office:value="185" office:value-type="float">
            <text:p>185</text:p>
          </table:table-cell>
          <table:table-cell office:value="36.1" office:value-type="float">
            <text:p>36.1</text:p>
          </table:table-cell>
          <table:table-cell office:value="18" office:value-type="float">
            <text:p>18</text:p>
          </table:table-cell>
          <table:table-cell office:value="39" office:value-type="float">
            <text:p>39</text:p>
          </table:table-cell>
          <table:table-cell office:value="104" office:value-type="float">
            <text:p>104</text:p>
          </table:table-cell>
        </table:table-row>
        <table:table-row>
          <table:table-cell office:value-type="string">
            <text:p>16:38:20</text:p>
          </table:table-cell>
          <table:table-cell office:value="19.9" office:value-type="float">
            <text:p>19.9</text:p>
          </table:table-cell>
          <table:table-cell office:value="1370" office:value-type="float">
            <text:p>1370</text:p>
          </table:table-cell>
          <table:table-cell office:value="186.8" office:value-type="float">
            <text:p>186.8</text:p>
          </table:table-cell>
          <table:table-cell office:value="42" office:value-type="float">
            <text:p>42</text:p>
          </table:table-cell>
          <table:table-cell office:value="19.2" office:value-type="float">
            <text:p>19.2</text:p>
          </table:table-cell>
          <table:table-cell office:value="40" office:value-type="float">
            <text:p>40</text:p>
          </table:table-cell>
          <table:table-cell office:value="104" office:value-type="float">
            <text:p>104</text:p>
          </table:table-cell>
        </table:table-row>
        <table:table-row>
          <table:table-cell office:value-type="string">
            <text:p>16:38:26</text:p>
          </table:table-cell>
          <table:table-cell office:value="20.5" office:value-type="float">
            <text:p>20.5</text:p>
          </table:table-cell>
          <table:table-cell office:value="1303" office:value-type="float">
            <text:p>1303</text:p>
          </table:table-cell>
          <table:table-cell office:value="185" office:value-type="float">
            <text:p>185</text:p>
          </table:table-cell>
          <table:table-cell office:value="31" office:value-type="float">
            <text:p>31</text:p>
          </table:table-cell>
          <table:table-cell office:value="17.6" office:value-type="float">
            <text:p>17.6</text:p>
          </table:table-cell>
          <table:table-cell office:value="33" office:value-type="float">
            <text:p>33</text:p>
          </table:table-cell>
          <table:table-cell office:value="104" office:value-type="float">
            <text:p>104</text:p>
          </table:table-cell>
        </table:table-row>
        <table:table-row>
          <table:table-cell office:value-type="string">
            <text:p>16:38:31</text:p>
          </table:table-cell>
          <table:table-cell office:value="23" office:value-type="float">
            <text:p>23</text:p>
          </table:table-cell>
          <table:table-cell office:value="1440" office:value-type="float">
            <text:p>1440</text:p>
          </table:table-cell>
          <table:table-cell office:value="185" office:value-type="float">
            <text:p>185</text:p>
          </table:table-cell>
          <table:table-cell office:value="28.2" office:value-type="float">
            <text:p>28.2</text:p>
          </table:table-cell>
          <table:table-cell office:value="16.9" office:value-type="float">
            <text:p>16.9</text:p>
          </table:table-cell>
          <table:table-cell office:value="25" office:value-type="float">
            <text:p>25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8:35</text:p>
          </table:table-cell>
          <table:table-cell office:value="21.7" office:value-type="float">
            <text:p>21.7</text:p>
          </table:table-cell>
          <table:table-cell office:value="1133" office:value-type="float">
            <text:p>1133</text:p>
          </table:table-cell>
          <table:table-cell office:value="185" office:value-type="float">
            <text:p>185</text:p>
          </table:table-cell>
          <table:table-cell office:value="28.2" office:value-type="float">
            <text:p>28.2</text:p>
          </table:table-cell>
          <table:table-cell office:value="16.9" office:value-type="float">
            <text:p>16.9</text:p>
          </table:table-cell>
          <table:table-cell office:value="23" office:value-type="float">
            <text:p>23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8:40</text:p>
          </table:table-cell>
          <table:table-cell office:value="19.9" office:value-type="float">
            <text:p>19.9</text:p>
          </table:table-cell>
          <table:table-cell office:value="1216" office:value-type="float">
            <text:p>1216</text:p>
          </table:table-cell>
          <table:table-cell office:value="183.2" office:value-type="float">
            <text:p>183.2</text:p>
          </table:table-cell>
          <table:table-cell office:value="22" office:value-type="float">
            <text:p>22</text:p>
          </table:table-cell>
          <table:table-cell office:value="16.1" office:value-type="float">
            <text:p>16.1</text:p>
          </table:table-cell>
          <table:table-cell office:value="30" office:value-type="float">
            <text:p>30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8:46</text:p>
          </table:table-cell>
          <table:table-cell office:value="11.2" office:value-type="float">
            <text:p>11.2</text:p>
          </table:table-cell>
          <table:table-cell office:value="757" office:value-type="float">
            <text:p>757</text:p>
          </table:table-cell>
          <table:table-cell office:value="183.2" office:value-type="float">
            <text:p>183.2</text:p>
          </table:table-cell>
          <table:table-cell office:value="38" office:value-type="float">
            <text:p>38</text:p>
          </table:table-cell>
          <table:table-cell office:value="16.1" office:value-type="float">
            <text:p>16.1</text:p>
          </table:table-cell>
          <table:table-cell office:value="37" office:value-type="float">
            <text:p>37</text:p>
          </table:table-cell>
          <table:table-cell office:value="105" office:value-type="float">
            <text:p>105</text:p>
          </table:table-cell>
        </table:table-row>
        <table:table-row>
          <table:table-cell office:value-type="string">
            <text:p>16:38:51</text:p>
          </table:table-cell>
          <table:table-cell office:value="3.7" office:value-type="float">
            <text:p>3.7</text:p>
          </table:table-cell>
          <table:table-cell office:value="1142" office:value-type="float">
            <text:p>1142</text:p>
          </table:table-cell>
          <table:table-cell office:value="183.2" office:value-type="float">
            <text:p>183.2</text:p>
          </table:table-cell>
          <table:table-cell office:value="54.9" office:value-type="float">
            <text:p>54.9</text:p>
          </table:table-cell>
          <table:table-cell office:value="20.4" office:value-type="float">
            <text:p>20.4</text:p>
          </table:table-cell>
          <table:table-cell office:value="59" office:value-type="float">
            <text:p>59</text:p>
          </table:table-cell>
          <table:table-cell office:value="106" office:value-type="float">
            <text:p>106</text:p>
          </table:table-cell>
        </table:table-row>
        <table:table-row>
          <table:table-cell office:value-type="string">
            <text:p>16:38:57</text:p>
          </table:table-cell>
          <table:table-cell office:value="19.3" office:value-type="float">
            <text:p>19.3</text:p>
          </table:table-cell>
          <table:table-cell office:value="2082" office:value-type="float">
            <text:p>2082</text:p>
          </table:table-cell>
          <table:table-cell office:value="181.4" office:value-type="float">
            <text:p>181.4</text:p>
          </table:table-cell>
          <table:table-cell office:value="58.8" office:value-type="float">
            <text:p>58.8</text:p>
          </table:table-cell>
          <table:table-cell office:value="24.7" office:value-type="float">
            <text:p>24.7</text:p>
          </table:table-cell>
          <table:table-cell office:value="55" office:value-type="float">
            <text:p>55</text:p>
          </table:table-cell>
          <table:table-cell office:value="104" office:value-type="float">
            <text:p>104</text:p>
          </table:table-cell>
        </table:table-row>
        <table:table-row>
          <table:table-cell office:value-type="string">
            <text:p>16:39:03</text:p>
          </table:table-cell>
          <table:table-cell office:value="29.8" office:value-type="float">
            <text:p>29.8</text:p>
          </table:table-cell>
          <table:table-cell office:value="1906" office:value-type="float">
            <text:p>1906</text:p>
          </table:table-cell>
          <table:table-cell office:value="181.4" office:value-type="float">
            <text:p>181.4</text:p>
          </table:table-cell>
          <table:table-cell office:value="36.1" office:value-type="float">
            <text:p>36.1</text:p>
          </table:table-cell>
          <table:table-cell office:value="20" office:value-type="float">
            <text:p>20</text:p>
          </table:table-cell>
          <table:table-cell office:value="42" office:value-type="float">
            <text:p>42</text:p>
          </table:table-cell>
          <table:table-cell office:value="103" office:value-type="float">
            <text:p>103</text:p>
          </table:table-cell>
        </table:table-row>
        <table:table-row>
          <table:table-cell office:value-type="string">
            <text:p>16:39:08</text:p>
          </table:table-cell>
          <table:table-cell office:value="29.2" office:value-type="float">
            <text:p>29.2</text:p>
          </table:table-cell>
          <table:table-cell office:value="1287" office:value-type="float">
            <text:p>1287</text:p>
          </table:table-cell>
          <table:table-cell office:value="183.2" office:value-type="float">
            <text:p>183.2</text:p>
          </table:table-cell>
          <table:table-cell office:value="28.6" office:value-type="float">
            <text:p>28.6</text:p>
          </table:table-cell>
          <table:table-cell office:value="16.5" office:value-type="float">
            <text:p>16.5</text:p>
          </table:table-cell>
          <table:table-cell office:value="26" office:value-type="float">
            <text:p>26</text:p>
          </table:table-cell>
          <table:table-cell office:value="103" office:value-type="float">
            <text:p>103</text:p>
          </table:table-cell>
        </table:table-row>
        <table:table-row>
          <table:table-cell office:value-type="string">
            <text:p>16:39:13</text:p>
          </table:table-cell>
          <table:table-cell office:value="24.9" office:value-type="float">
            <text:p>24.9</text:p>
          </table:table-cell>
          <table:table-cell office:value="939" office:value-type="float">
            <text:p>939</text:p>
          </table:table-cell>
          <table:table-cell office:value="183.2" office:value-type="float">
            <text:p>183.2</text:p>
          </table:table-cell>
          <table:table-cell office:value="25.1" office:value-type="float">
            <text:p>25.1</text:p>
          </table:table-cell>
          <table:table-cell office:value="15.3" office:value-type="float">
            <text:p>15.3</text:p>
          </table:table-cell>
          <table:table-cell office:value="25" office:value-type="float">
            <text:p>25</text:p>
          </table:table-cell>
          <table:table-cell office:value="103" office:value-type="float">
            <text:p>103</text:p>
          </table:table-cell>
        </table:table-row>
        <table:table-row>
          <table:table-cell office:value-type="string">
            <text:p>16:39:20</text:p>
          </table:table-cell>
          <table:table-cell office:value="24.9" office:value-type="float">
            <text:p>24.9</text:p>
          </table:table-cell>
          <table:table-cell office:value="1271" office:value-type="float">
            <text:p>1271</text:p>
          </table:table-cell>
          <table:table-cell office:value="185" office:value-type="float">
            <text:p>185</text:p>
          </table:table-cell>
          <table:table-cell office:value="47.1" office:value-type="float">
            <text:p>47.1</text:p>
          </table:table-cell>
          <table:table-cell office:value="19.6" office:value-type="float">
            <text:p>19.6</text:p>
          </table:table-cell>
          <table:table-cell office:value="50" office:value-type="float">
            <text:p>50</text:p>
          </table:table-cell>
          <table:table-cell office:value="104" office:value-type="float">
            <text:p>104</text:p>
          </table:table-cell>
        </table:table-row>
        <table:table-row>
          <table:table-cell office:value-type="string">
            <text:p>16:39:26</text:p>
          </table:table-cell>
          <table:table-cell office:value="23" office:value-type="float">
            <text:p>23</text:p>
          </table:table-cell>
          <table:table-cell office:value="1126" office:value-type="float">
            <text:p>1126</text:p>
          </table:table-cell>
          <table:table-cell office:value="183.2" office:value-type="float">
            <text:p>183.2</text:p>
          </table:table-cell>
          <table:table-cell office:value="33.7" office:value-type="float">
            <text:p>33.7</text:p>
          </table:table-cell>
          <table:table-cell office:value="17.3" office:value-type="float">
            <text:p>17.3</text:p>
          </table:table-cell>
          <table:table-cell office:value="46" office:value-type="float">
            <text:p>46</text:p>
          </table:table-cell>
          <table:table-cell office:value="103" office:value-type="float">
            <text:p>103</text:p>
          </table:table-cell>
        </table:table-row>
        <table:table-row>
          <table:table-cell office:value-type="string">
            <text:p>16:39:31</text:p>
          </table:table-cell>
          <table:table-cell office:value="23.6" office:value-type="float">
            <text:p>23.6</text:p>
          </table:table-cell>
          <table:table-cell office:value="1406" office:value-type="float">
            <text:p>1406</text:p>
          </table:table-cell>
          <table:table-cell office:value="181.4" office:value-type="float">
            <text:p>181.4</text:p>
          </table:table-cell>
          <table:table-cell office:value="53.7" office:value-type="float">
            <text:p>53.7</text:p>
          </table:table-cell>
          <table:table-cell office:value="21.2" office:value-type="float">
            <text:p>21.2</text:p>
          </table:table-cell>
          <table:table-cell office:value="56" office:value-type="float">
            <text:p>56</text:p>
          </table:table-cell>
          <table:table-cell office:value="103" office:value-type="float">
            <text:p>103</text:p>
          </table:table-cell>
        </table:table-row>
        <table:table-row>
          <table:table-cell office:value-type="string">
            <text:p>16:39:37</text:p>
          </table:table-cell>
          <table:table-cell office:value="27.3" office:value-type="float">
            <text:p>27.3</text:p>
          </table:table-cell>
          <table:table-cell office:value="1702" office:value-type="float">
            <text:p>1702</text:p>
          </table:table-cell>
          <table:table-cell office:value="181.4" office:value-type="float">
            <text:p>181.4</text:p>
          </table:table-cell>
          <table:table-cell office:value="37.6" office:value-type="float">
            <text:p>37.6</text:p>
          </table:table-cell>
          <table:table-cell office:value="18.4" office:value-type="float">
            <text:p>18.4</text:p>
          </table:table-cell>
          <table:table-cell office:value="31" office:value-type="float">
            <text:p>31</text:p>
          </table:table-cell>
          <table:table-cell office:value="103" office:value-type="float">
            <text:p>103</text:p>
          </table:table-cell>
        </table:table-row>
        <table:table-row>
          <table:table-cell office:value-type="string">
            <text:p>16:39:43</text:p>
          </table:table-cell>
          <table:table-cell office:value="25.5" office:value-type="float">
            <text:p>25.5</text:p>
          </table:table-cell>
          <table:table-cell office:value="922" office:value-type="float">
            <text:p>922</text:p>
          </table:table-cell>
          <table:table-cell office:value="181.4" office:value-type="float">
            <text:p>181.4</text:p>
          </table:table-cell>
          <table:table-cell office:value="32.2" office:value-type="float">
            <text:p>32.2</text:p>
          </table:table-cell>
          <table:table-cell office:value="16.5" office:value-type="float">
            <text:p>16.5</text:p>
          </table:table-cell>
          <table:table-cell office:value="37" office:value-type="float">
            <text:p>37</text:p>
          </table:table-cell>
          <table:table-cell office:value="103" office:value-type="float">
            <text:p>103</text:p>
          </table:table-cell>
        </table:table-row>
        <table:table-row>
          <table:table-cell office:value-type="string">
            <text:p>16:39:49</text:p>
          </table:table-cell>
          <table:table-cell office:value="24.9" office:value-type="float">
            <text:p>24.9</text:p>
          </table:table-cell>
          <table:table-cell office:value="996" office:value-type="float">
            <text:p>996</text:p>
          </table:table-cell>
          <table:table-cell office:value="183.2" office:value-type="float">
            <text:p>183.2</text:p>
          </table:table-cell>
          <table:table-cell office:value="30.2" office:value-type="float">
            <text:p>30.2</text:p>
          </table:table-cell>
          <table:table-cell office:value="16.1" office:value-type="float">
            <text:p>16.1</text:p>
          </table:table-cell>
          <table:table-cell office:value="32" office:value-type="float">
            <text:p>32</text:p>
          </table:table-cell>
          <table:table-cell office:value="103" office:value-type="float">
            <text:p>103</text:p>
          </table:table-cell>
        </table:table-row>
        <table:table-row>
          <table:table-cell office:value-type="string">
            <text:p>16:39:55</text:p>
          </table:table-cell>
          <table:table-cell office:value="10.6" office:value-type="float">
            <text:p>10.6</text:p>
          </table:table-cell>
          <table:table-cell office:value="728" office:value-type="float">
            <text:p>728</text:p>
          </table:table-cell>
          <table:table-cell office:value="181.4" office:value-type="float">
            <text:p>181.4</text:p>
          </table:table-cell>
          <table:table-cell office:value="39.2" office:value-type="float">
            <text:p>39.2</text:p>
          </table:table-cell>
          <table:table-cell office:value="16.1" office:value-type="float">
            <text:p>16.1</text:p>
          </table:table-cell>
          <table:table-cell office:value="40.0" office:value-type="float">
            <text:p>40.0</text:p>
          </table:table-cell>
          <table:table-cell office:value="103.0" office:value-type="float">
            <text:p>103.0</text:p>
          </table:table-cell>
        </table:table-row>
      </table:table>
      <table:table table:name="Lambda Data">
        <table:table-row>
          <table:table-cell office:value-type="string">
            <text:p>Time</text:p>
          </table:table-cell>
          <table:table-cell office:value-type="string">
            <text:p>Sensor 1 Voltage</text:p>
          </table:table-cell>
          <table:table-cell office:value-type="string">
            <text:p>Sensor 1 STFT</text:p>
          </table:table-cell>
          <table:table-cell office:value-type="string">
            <text:p>Sensor 2 Voltage</text:p>
          </table:table-cell>
          <table:table-cell office:value-type="string">
            <text:p>Sensor 2 STFT</text:p>
          </table:table-cell>
          <table:table-cell office:value-type="string">
            <text:p>Sensor 3 Voltage</text:p>
          </table:table-cell>
          <table:table-cell office:value-type="string">
            <text:p>Sensor 3 STFT</text:p>
          </table:table-cell>
          <table:table-cell office:value-type="string">
            <text:p>Sensor 4 Voltage</text:p>
          </table:table-cell>
          <table:table-cell office:value-type="string">
            <text:p>Sensor 4 STFT</text:p>
          </table:table-cell>
          <table:table-cell office:value-type="string">
            <text:p>Sensor 5 Voltage</text:p>
          </table:table-cell>
          <table:table-cell office:value-type="string">
            <text:p>Sensor 5 STFT</text:p>
          </table:table-cell>
          <table:table-cell office:value-type="string">
            <text:p>Sensor 6 Voltage</text:p>
          </table:table-cell>
          <table:table-cell office:value-type="string">
            <text:p>Sensor 6 STFT</text:p>
          </table:table-cell>
          <table:table-cell office:value-type="string">
            <text:p>Sensor 7 Voltage</text:p>
          </table:table-cell>
          <table:table-cell office:value-type="string">
            <text:p>Sensor 7 STFT</text:p>
          </table:table-cell>
          <table:table-cell office:value-type="string">
            <text:p>Sensor 8 Voltage</text:p>
          </table:table-cell>
          <table:table-cell office:value-type="string">
            <text:p>Sensor 8 STFT</text:p>
          </table:table-cell>
        </table:table-row>
        <table:table-row>
          <table:table-cell office:value-type="string">
            <text:p>16:37: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61" office:value-type="float">
            <text:p>0.61</text:p>
          </table:table-cell>
          <table:table-cell office:value="-89.453125" office:value-type="float">
            <text:p>-89.4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5" office:value-type="float">
            <text:p>0.05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85" office:value-type="float">
            <text:p>0.585</text:p>
          </table:table-cell>
          <table:table-cell office:value="-89.375" office:value-type="float">
            <text:p>-89.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6" office:value-type="float">
            <text:p>0.06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1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61" office:value-type="float">
            <text:p>0.61</text:p>
          </table:table-cell>
          <table:table-cell office:value="-89.453125" office:value-type="float">
            <text:p>-89.4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65" office:value-type="float">
            <text:p>0.06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625" office:value-type="float">
            <text:p>0.625</text:p>
          </table:table-cell>
          <table:table-cell office:value="-89.453125" office:value-type="float">
            <text:p>-89.4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65" office:value-type="float">
            <text:p>0.06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26" office:value-type="float">
            <text:p>0.26</text:p>
          </table:table-cell>
          <table:table-cell office:value="-89.453125" office:value-type="float">
            <text:p>-89.4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6" office:value-type="float">
            <text:p>0.06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63" office:value-type="float">
            <text:p>0.63</text:p>
          </table:table-cell>
          <table:table-cell office:value="-89.453125" office:value-type="float">
            <text:p>-89.4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" office:value-type="float">
            <text:p>0.0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3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4" office:value-type="float">
            <text:p>0.54</text:p>
          </table:table-cell>
          <table:table-cell office:value="-89.296875" office:value-type="float">
            <text:p>-89.2968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45" office:value-type="float">
            <text:p>0.04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9" office:value-type="float">
            <text:p>0.59</text:p>
          </table:table-cell>
          <table:table-cell office:value="-89.765625" office:value-type="float">
            <text:p>-89.76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125" office:value-type="float">
            <text:p>0.12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4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35" office:value-type="float">
            <text:p>0.535</text:p>
          </table:table-cell>
          <table:table-cell office:value="-89.53125" office:value-type="float">
            <text:p>-89.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6" office:value-type="float">
            <text:p>0.06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4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" office:value-type="float">
            <text:p>0.5</text:p>
          </table:table-cell>
          <table:table-cell office:value="-89.21875" office:value-type="float">
            <text:p>-89.218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45" office:value-type="float">
            <text:p>0.04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5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4" office:value-type="float">
            <text:p>0.54</text:p>
          </table:table-cell>
          <table:table-cell office:value="-89.453125" office:value-type="float">
            <text:p>-89.4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" office:value-type="float">
            <text:p>0.0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19" office:value-type="float">
            <text:p>0.19</text:p>
          </table:table-cell>
          <table:table-cell office:value="-89.375" office:value-type="float">
            <text:p>-89.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5" office:value-type="float">
            <text:p>0.05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7: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23" office:value-type="float">
            <text:p>0.23</text:p>
          </table:table-cell>
          <table:table-cell office:value="-89.53125" office:value-type="float">
            <text:p>-89.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5" office:value-type="float">
            <text:p>0.05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0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2" office:value-type="float">
            <text:p>0.2</text:p>
          </table:table-cell>
          <table:table-cell office:value="-89.296875" office:value-type="float">
            <text:p>-89.2968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4" office:value-type="float">
            <text:p>0.04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42" office:value-type="float">
            <text:p>0.42</text:p>
          </table:table-cell>
          <table:table-cell office:value="-89.296875" office:value-type="float">
            <text:p>-89.2968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" office:value-type="float">
            <text:p>0.0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1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295" office:value-type="float">
            <text:p>0.295</text:p>
          </table:table-cell>
          <table:table-cell office:value="-89.53125" office:value-type="float">
            <text:p>-89.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5" office:value-type="float">
            <text:p>0.05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69" office:value-type="float">
            <text:p>0.69</text:p>
          </table:table-cell>
          <table:table-cell office:value="-89.53125" office:value-type="float">
            <text:p>-89.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6" office:value-type="float">
            <text:p>0.06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2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22" office:value-type="float">
            <text:p>0.22</text:p>
          </table:table-cell>
          <table:table-cell office:value="-89.453125" office:value-type="float">
            <text:p>-89.4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" office:value-type="float">
            <text:p>0.0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66" office:value-type="float">
            <text:p>0.66</text:p>
          </table:table-cell>
          <table:table-cell office:value="-89.609375" office:value-type="float">
            <text:p>-89.609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5" office:value-type="float">
            <text:p>0.05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215" office:value-type="float">
            <text:p>0.215</text:p>
          </table:table-cell>
          <table:table-cell office:value="-89.375" office:value-type="float">
            <text:p>-89.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" office:value-type="float">
            <text:p>0.0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2" office:value-type="float">
            <text:p>0.2</text:p>
          </table:table-cell>
          <table:table-cell office:value="-89.296875" office:value-type="float">
            <text:p>-89.2968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" office:value-type="float">
            <text:p>0.0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4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86" office:value-type="float">
            <text:p>0.86</text:p>
          </table:table-cell>
          <table:table-cell office:value="-89.453125" office:value-type="float">
            <text:p>-89.4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75" office:value-type="float">
            <text:p>0.07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5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5" office:value-type="float">
            <text:p>0.55</text:p>
          </table:table-cell>
          <table:table-cell office:value="-88.984375" office:value-type="float">
            <text:p>-88.984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4" office:value-type="float">
            <text:p>0.04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8: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2" office:value-type="float">
            <text:p>0.52</text:p>
          </table:table-cell>
          <table:table-cell office:value="-89.375" office:value-type="float">
            <text:p>-89.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5" office:value-type="float">
            <text:p>0.05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65" office:value-type="float">
            <text:p>0.565</text:p>
          </table:table-cell>
          <table:table-cell office:value="-89.296875" office:value-type="float">
            <text:p>-89.2968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" office:value-type="float">
            <text:p>0.0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74" office:value-type="float">
            <text:p>0.74</text:p>
          </table:table-cell>
          <table:table-cell office:value="-90.390625" office:value-type="float">
            <text:p>-90.390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145" office:value-type="float">
            <text:p>0.14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6" office:value-type="float">
            <text:p>0.6</text:p>
          </table:table-cell>
          <table:table-cell office:value="-90.078125" office:value-type="float">
            <text:p>-9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17" office:value-type="float">
            <text:p>0.17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615" office:value-type="float">
            <text:p>0.615</text:p>
          </table:table-cell>
          <table:table-cell office:value="-89.53125" office:value-type="float">
            <text:p>-89.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8" office:value-type="float">
            <text:p>0.08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2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63" office:value-type="float">
            <text:p>0.63</text:p>
          </table:table-cell>
          <table:table-cell office:value="-89.53125" office:value-type="float">
            <text:p>-89.53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" office:value-type="float">
            <text:p>0.0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75" office:value-type="float">
            <text:p>0.575</text:p>
          </table:table-cell>
          <table:table-cell office:value="-89.296875" office:value-type="float">
            <text:p>-89.2968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4" office:value-type="float">
            <text:p>0.04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58" office:value-type="float">
            <text:p>0.58</text:p>
          </table:table-cell>
          <table:table-cell office:value="-89.765625" office:value-type="float">
            <text:p>-89.76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11" office:value-type="float">
            <text:p>0.11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4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115" office:value-type="float">
            <text:p>0.115</text:p>
          </table:table-cell>
          <table:table-cell office:value="-89.84375" office:value-type="float">
            <text:p>-89.84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55" office:value-type="float">
            <text:p>0.05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73" office:value-type="float">
            <text:p>0.73</text:p>
          </table:table-cell>
          <table:table-cell office:value="-89.921875" office:value-type="float">
            <text:p>-89.9218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75" office:value-type="float">
            <text:p>0.075</text:p>
          </table:table-cell>
          <table:table-cell office:value="-90" office:value-type="float">
            <text:p>-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6:39: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16" office:value-type="float">
            <text:p>0.16</text:p>
          </table:table-cell>
          <table:table-cell office:value="-89.765625" office:value-type="float">
            <text:p>-89.76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="0.08" office:value-type="float">
            <text:p>0.08</text:p>
          </table:table-cell>
          <table:table-cell office:value="-90.0" office:value-type="float">
            <text:p>-90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